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officeooo:rsid="000d3d5d" officeooo:paragraph-rsid="000d3d5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f" text:name="py3o.o.ref"/>
      </text:user-field-decls>
      <text:p text:style-name="P1">Hi one 2 <text:span text:style-name="T2">th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13:05:58.709000000</meta:creation-date>
    <dc:date>2021-09-16T13:09:55.528000000</dc:date>
    <meta:editing-duration>PT3M56S</meta:editing-duration>
    <meta:editing-cycles>1</meta:editing-cycles>
    <meta:document-statistic meta:table-count="0" meta:image-count="0" meta:object-count="0" meta:page-count="1" meta:paragraph-count="1" meta:word-count="4" meta:character-count="13" meta:non-whitespace-character-count="10"/>
    <meta:generator>LibreOffice/7.2.0.4$Windows_X86_64 LibreOffice_project/9a9c6381e3f7a62afc1329bd359cc48accb6435b</meta:generator>
  </office:meta>
</office:document-meta>
</file>